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122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 style:list-style-name="L1">
      <style:paragraph-properties fo:line-height="150%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4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6" style:family="paragraph" style:parent-style-name="Standard" style:list-style-name="L6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L2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( Wersja 0.1 )</text:p>
      <text:p text:style-name="P7"/>
      <text:list text:style-name="L1">
        <text:list-item>
          <text:p text:style-name="P8">Wybór i uzasadnienie technologii i narzędzi.</text:p>
          <text:p text:style-name="P10"/>
          <text:p text:style-name="P10">* wybór i uzasadnienie języka programowania</text:p>
          <text:p text:style-name="P10">* wybór i uzasadnienie biblioteki interfejsu użytkownika</text:p>
          <text:p text:style-name="P10">* wybór bibliotek dodatkowych</text:p>
          <text:p text:style-name="P10">* wybór i uzasadnienie środowiska pracy</text:p>
          <text:p text:style-name="P10">* wybór systemu kontroli wersji</text:p>
        </text:list-item>
      </text:list>
      <text:p text:style-name="P9"/>
      <text:p text:style-name="P4"/>
      <text:p text:style-name="P4">Głównymi kandydatami wśród języków programowania były JRuby i Java. Wybrałem jednak język C++ z elementami języka Ruby.</text:p>
      <text:p text:style-name="P4">Uzasadniam swój wybór faktem szerokiej dostępności bibliotek, w tym obsługujących technologie z których korzystam. Wśród nich są biblioteki:</text:p>
      <text:list text:style-name="L2">
        <text:list-item>
          <text:p text:style-name="P12">MediaStreamer ( biblioteka do przesyłania strumieni danych multimedialnych )</text:p>
        </text:list-item>
        <text:list-item>
          <text:p text:style-name="P12">oRTP ( biblioteka wspierająca protokół czasu rzeczywistego -Real Time Protocol )</text:p>
        </text:list-item>
        <text:list-item>
          <text:p text:style-name="P12">oSIP2 (biblioteka protokołu SIP - rfc3261)</text:p>
        </text:list-item>
        <text:list-item>
          <text:p text:style-name="P12">oSIP2Parser (biblioteka dołączana do pakietu osip2 – parsująca dane adresy SIP)</text:p>
        </text:list-item>
        <text:list-item>
          <text:p text:style-name="P12">Linphone ( biblioteka łącząca wszystkie wymienione wyżej technologie w jedną całość )</text:p>
        </text:list-item>
        <text:list-item>
          <text:p text:style-name="P12">Boost ( biblioteka algorytmów i funkcji opartych na STL C++ )</text:p>
          <text:p text:style-name="P18"/>
        </text:list-item>
      </text:list>
      <text:p text:style-name="P5">Nie miałem dostępu do komercyjnych bibliotek z powodu braku środków na zakup licencji.</text:p>
      <text:p text:style-name="P5">Użycie elementów języka Ruby w mojej aplikacji, ma na celu integrację z projektem Szymona Jeża („Aplikacja internetowa wspomagająca zarządzanie sprzedawcami aktywnymi”) </text:p>
      <text:p text:style-name="P4"/>
      <text:p text:style-name="P1">Jednym z elementów potrzebnych w programowaniu aplikacji użytkowych w C++, są biblioteki oferujące tzw GUI ( Graphical User Interface )</text:p>
      <text:p text:style-name="P3">Do wyboru miałem:</text:p>
      <text:list text:style-name="L4">
        <text:list-item>
          <text:p text:style-name="P14">WINGUI</text:p>
        </text:list-item>
        <text:list-item>
          <text:p text:style-name="P14">TK</text:p>
        </text:list-item>
        <text:list-item>
          <text:p text:style-name="P14">GTK</text:p>
        </text:list-item>
        <text:list-item>
          <text:p text:style-name="P14">QT </text:p>
        </text:list-item>
      </text:list>
      <text:p text:style-name="P1"><text:soft-page-break/>Pierwsza, to jedna z bardziej znanych, na której oparta jest większość aplikacji pod systemy Windows, jej wadą jest głównie brak możliwości natywnego wykorzystania/ uruchomienia w systemach innych niż sam Windows.</text:p>
      <text:p text:style-name="P1">Dwie kolejne, to niekomercyjne wydane na licencji GPL (lub częściowo komercyjne na LGPL) biblioteki, wywodzące się głównie z systemów zgodnych z systemami standardu POSIX (UNIX, BSD, Linux, MacOS), stworzone by umożliwić dorównanie aplikacjom z graficznym interfejsem użytkownika z tymi w systemach Windows. Istnieje możliwość uruchomienia aplikacji pisanych przy użyciu TK i GTK natywnie w systemach Windows, jednak wciąż daleko im do możliwości WINGUI.</text:p>
      <text:p text:style-name="P1">Ostatnią, a zarazem najciekawszą pozycją jest biblioteka QT. Znana głównie z tego, że jest głównym fundamentem interfejsów wielu aplikacji okienkowych w tym środowisk: KDE3/ KDE4 z systemu Linux.</text:p>
      <text:p text:style-name="P1">QT, wydana została przez firmę TrollTech na podwójnej licencji GPL i LGPL, a obecna wersja 4, jest zrobiona specjalnie do łatwego tworzenia GUI, niezależnie od systemu operacyjnego użytkownika. W chwili obecnej, natywnie obsługuje ona systemy: Linux, Windows i MacOS oferując przy tym łatwość tworzenia interfejsów podobną do znanego, komercyjnego produktu firmy Borland: C++ Builder.</text:p>
      <text:p text:style-name="P1"/>
      <text:p text:style-name="P2">Biblioteka QT4, na bazie której oparłem interfejs użytkownika swojej aplikacji składa się z wielu współpracujących ze sobą elementów:</text:p>
      <text:list text:style-name="L5">
        <text:list-item>
          <text:p text:style-name="P15">Designer-QT4 (Aplikacja do graficznego tworzenia interfejsów metodą WYSIWYG)</text:p>
        </text:list-item>
        <text:list-item>
          <text:p text:style-name="P15">UIC-QT4 (User Interface Compiler - zamienia pliki stworzone przez Designer'a na postać zrozumiałą dla kompilatora języka programowania)</text:p>
        </text:list-item>
        <text:list-item>
          <text:p text:style-name="P15">RCC (QT Resource Compiler – zamienia pliki map bitowych na postać struktur języka C)</text:p>
        </text:list-item>
        <text:list-item>
          <text:p text:style-name="P15">Qmake-QT4 (tworzy plik Makefile z pliku projektu)</text:p>
        </text:list-item>
      </text:list>
      <text:p text:style-name="P1"/>
      <text:p text:style-name="P1"/>
      <text:p text:style-name="P2">Kolejnym aspektem był wybór odpowiedniego środowiska pracy – IDE (Integrated Development Environment).</text:p>
      <text:p text:style-name="P2">Rozpatrywałem następujące IDE: Netbeans, Eclipse i GVim</text:p>
      <text:p text:style-name="P2">Wybrałem środowisko Netbeans w wersji 6.1.</text:p>
      <text:p text:style-name="P2">Swój wybór uzasadniam tym, że od lat używam i cenię sobie produkt firmy SUN Microsystems. Netbeans jest środowiskiem dojrzałym, stabilnym, ciągle rozwijanym, z dostępnością <text:soft-page-break/>wielu dodatków (wtyczek) pochodzących ze źrodeł niezależnych ( Netbeans Community). Udostepnia dodatkowo większość używanych dziś systemów kontroli wersji (w tym Subversion, CVS, Mercurial, SVK i GIT).</text:p>
      <text:p text:style-name="P1"/>
      <text:p text:style-name="P2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2">Co do GVim: okazał się w mojej opinii zbyt ubogi w możliwości (mimo ogromnych ilości dodatków ciągle tworzonych przez członków VIM Community)</text:p>
      <text:p text:style-name="P2"/>
      <text:p text:style-name="P2"/>
      <text:p text:style-name="P2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6">
        <text:list-item>
          <text:p text:style-name="P16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16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repozytorium, szczególnie w przypadku dużych projektów.</text:p>
        </text:list-item>
        <text:list-item>
          <text:p text:style-name="P16">Brak konieczności posiadania dodatkowego oprogramowania <text:span text:style-name="T1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16"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1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11T09:57:46</meta:creation-date>
    <dc:date>2008-08-10T13:27:46</dc:date>
    <meta:editing-cycles>97</meta:editing-cycles>
    <meta:editing-duration>P1DT4H39M57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43" meta:word-count="746" meta:character-count="5490"/>
  </office:meta>
</office:document-meta>
</file>